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07cm" fo:min-width="1.40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783cm" fo:min-width="1.40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2cm" fo:min-width="3.945cm" loext:decorative="fals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2.607cm" fo:min-width="2.675cm" loext:decorative="false"/>
      <style:paragraph-properties style:writing-mode="lr-tb"/>
    </style:style>
    <style:style style:name="gr9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338cm" fo:min-width="1.088cm" loext:decorative="false"/>
      <style:paragraph-properties style:writing-mode="lr-tb"/>
    </style:style>
    <style:style style:name="gr1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8.072cm" loext:decorative="false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873cm" fo:min-width="1.97cm" loext:decorative="false"/>
      <style:paragraph-properties style:writing-mode="lr-tb"/>
    </style:style>
    <style:style style:name="gr15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2.675cm" loext:decorative="false"/>
      <style:paragraph-properties style:writing-mode="lr-tb"/>
    </style:style>
    <style:style style:name="gr1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1.973cm" fo:min-width="2.675cm" loext:decorative="false"/>
      <style:paragraph-properties style:writing-mode="lr-tb"/>
    </style:style>
    <style:style style:name="gr20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23" draw:marker-end-width="0.3cm" draw:fill="none" draw:textarea-vertical-align="middle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4.513cm" fo:min-width="8.072cm" loext:decorative="false"/>
      <style:paragraph-properties style:writing-mode="lr-tb"/>
    </style:style>
    <style:style style:name="gr23" style:family="graphic" style:parent-style-name="objectwithoutfill">
      <style:graphic-properties draw:marker-end="Arrowheads_20_24" draw:marker-end-width="0.3cm" draw:fill="none" draw:textarea-vertical-align="middle" loext:decorative="fals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2.675cm" loext:decorative="false"/>
      <style:paragraph-properties style:writing-mode="lr-tb"/>
    </style:style>
    <style:style style:name="gr25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26" draw:marker-end-width="0.3cm" draw:fill="none" draw:textarea-vertical-align="middle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873cm" fo:min-width="1.745cm" loext:decorative="false"/>
      <style:paragraph-properties style:writing-mode="lr-tb"/>
    </style:style>
    <style:style style:name="gr28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05cm" svg:height="2.857cm" svg:x="1cm" svg:y="1cm">
          <text:p text:style-name="P1">C14 to NEMA 5-15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905cm" svg:height="6.033cm" svg:x="1cm" svg:y="7.667cm">
          <text:p text:style-name="P1">Power strip</text:p>
          <draw:enhanced-geometry svg:viewBox="0 0 21600 21600" draw:type="rectangle" draw:enhanced-path="M 0 0 L 21600 0 21600 21600 0 21600 0 0 Z N"/>
        </draw:custom-shape>
        <draw:polygon draw:style-name="gr3" draw:text-style-name="P1" xml:id="id5" draw:id="id5" draw:layer="layout" svg:width="4.444cm" svg:height="0.951cm" svg:x="4.81cm" svg:y="5.762cm" svg:viewBox="0 0 4445 952" draw:points="0,952 0,0 4445,0 4445,952">
          <text:p text:style-name="P1">Audio PSU</text:p>
        </draw:polygon>
        <draw:polygon draw:style-name="gr3" draw:text-style-name="P1" xml:id="id4" draw:id="id4" draw:layer="layout" svg:width="4.444cm" svg:height="0.952cm" svg:x="4.81cm" svg:y="14.652cm" svg:viewBox="0 0 4445 953" draw:points="0,953 0,0 4445,0 4445,953">
          <text:p text:style-name="P1">Computer PSU</text:p>
        </draw:polygon>
        <draw:polygon draw:style-name="gr3" draw:text-style-name="P1" xml:id="id3" draw:id="id3" draw:layer="layout" svg:width="4.444cm" svg:height="0.951cm" svg:x="4.81cm" svg:y="10.207cm" svg:viewBox="0 0 4445 952" draw:points="0,952 0,0 4445,0 4445,952">
          <text:p text:style-name="P1">Display PSU</text:p>
        </draw:polygon>
        <draw:connector draw:style-name="gr4" draw:text-style-name="P2" draw:layer="layout" draw:type="line" svg:x1="1.952cm" svg:y1="3.857cm" svg:x2="1.952cm" svg:y2="7.667cm" draw:start-shape="id1" draw:start-glue-point="2" draw:end-shape="id2" draw:end-glue-point="0" svg:d="M1952 3857v3810" svg:viewBox="0 0 1 3811">
          <text:p/>
        </draw:connector>
        <draw:connector draw:style-name="gr5" draw:text-style-name="P2" draw:layer="layout" draw:type="line" svg:x1="2.905cm" svg:y1="10.683cm" svg:x2="4.81cm" svg:y2="10.683cm" draw:start-shape="id2" draw:start-glue-point="1" draw:end-shape="id3" draw:end-glue-point="3" svg:d="M2905 10683h1905" svg:viewBox="0 0 1906 1">
          <text:p/>
        </draw:connector>
        <draw:connector draw:style-name="gr6" draw:text-style-name="P2" draw:layer="layout" draw:type="curve" svg:x1="2.905cm" svg:y1="10.683cm" svg:x2="4.81cm" svg:y2="15.128cm" draw:start-shape="id2" draw:start-glue-point="1" draw:end-shape="id4" draw:end-glue-point="3" svg:d="M2905 10683c1428 0 476 4445 1905 4445" svg:viewBox="0 0 1906 4446">
          <text:p/>
        </draw:connector>
        <draw:connector draw:style-name="gr7" draw:text-style-name="P2" draw:layer="layout" draw:type="curve" svg:x1="2.905cm" svg:y1="10.683cm" svg:x2="4.81cm" svg:y2="6.238cm" draw:start-shape="id2" draw:start-glue-point="1" draw:end-shape="id5" draw:end-glue-point="3" svg:d="M2905 10683c1428 0 476-4445 1905-4445" svg:viewBox="0 0 1906 4446">
          <text:p/>
        </draw:connector>
        <draw:custom-shape draw:style-name="gr8" draw:text-style-name="P1" xml:id="id6" draw:id="id6" draw:layer="layout" svg:width="3.175cm" svg:height="2.857cm" svg:x="10.525cm" svg:y="13.7cm">
          <text:p text:style-name="P1">Intel NUC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9.255cm" svg:y1="15.128cm" svg:x2="10.525cm" svg:y2="15.128cm" draw:start-shape="id4" draw:start-glue-point="1" draw:end-shape="id6" draw:end-glue-point="3" svg:d="M9255 15128h1270" svg:viewBox="0 0 1271 1">
          <text:p/>
        </draw:connector>
        <draw:custom-shape draw:style-name="gr10" draw:text-style-name="P1" xml:id="id7" draw:id="id7" draw:layer="layout" svg:width="3.175cm" svg:height="3.175cm" svg:x="10.525cm" svg:y="17.192cm">
          <text:p text:style-name="P1">USB HU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2" draw:layer="layout" draw:type="line" svg:x1="12.112cm" svg:y1="16.557cm" svg:x2="12.113cm" svg:y2="17.192cm" draw:start-shape="id6" draw:start-glue-point="2" draw:end-shape="id7" draw:end-glue-point="4" svg:d="M12112 16557l1 635" svg:viewBox="0 0 2 636">
          <text:p/>
        </draw:connector>
        <draw:custom-shape draw:style-name="gr12" draw:text-style-name="P1" xml:id="id8" draw:id="id8" draw:layer="layout" svg:width="8.572cm" svg:height="1.27cm" svg:x="16.24cm" svg:y="18.145cm">
          <text:p text:style-name="P1">Joystick Controller (4X)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13.7cm" svg:y1="18.78cm" svg:x2="16.24cm" svg:y2="18.78cm" draw:start-shape="id7" draw:start-glue-point="7" draw:end-shape="id8" draw:end-glue-point="3" svg:d="M13700 18780h2540" svg:viewBox="0 0 2541 1">
          <text:p/>
        </draw:connector>
        <draw:custom-shape draw:style-name="gr14" draw:text-style-name="P1" xml:id="id9" draw:id="id9" draw:layer="layout" svg:width="3.492cm" svg:height="1.587cm" svg:x="16.558cm" svg:y="15.922cm">
          <text:p text:style-name="P1">Button (4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3.492cm" svg:height="1.587cm" svg:x="21.003cm" svg:y="15.922cm">
          <text:p text:style-name="P1">Joystick (4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draw:type="curve" svg:x1="20.526cm" svg:y1="18.145cm" svg:x2="19.539cm" svg:y2="17.277cm" draw:start-shape="id8" draw:start-glue-point="0" draw:end-shape="id9" draw:end-glue-point="9" svg:d="M20526 18145c0-477-987-43-987-868" svg:viewBox="0 0 988 869">
          <text:p/>
        </draw:connector>
        <draw:connector draw:style-name="gr16" draw:text-style-name="P2" draw:layer="layout" draw:type="curve" svg:x1="20.526cm" svg:y1="18.145cm" svg:x2="21.514cm" svg:y2="17.277cm" draw:start-shape="id8" draw:start-glue-point="0" draw:end-shape="id10" draw:end-glue-point="7" svg:d="M20526 18145c0-477 988-43 988-868" svg:viewBox="0 0 989 869">
          <text:p/>
        </draw:connector>
        <draw:custom-shape draw:style-name="gr17" draw:text-style-name="P1" xml:id="id11" draw:id="id11" draw:layer="layout" svg:width="3.175cm" svg:height="1.27cm" svg:x="5.127cm" svg:y="17.51cm">
          <text:p text:style-name="P1">Wireless keyboard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draw:type="curve" svg:x1="12.112cm" svg:y1="16.557cm" svg:x2="6.714cm" svg:y2="17.51cm" draw:start-shape="id6" draw:start-glue-point="2" draw:end-shape="id11" draw:end-glue-point="0" svg:d="M12112 16557c0 750-2699 500-2699 476s-2699-274-2699 477" svg:viewBox="0 0 5399 954">
          <text:p/>
        </draw:connector>
        <draw:custom-shape draw:style-name="gr19" draw:text-style-name="P1" xml:id="id12" draw:id="id12" draw:layer="layout" svg:width="3.175cm" svg:height="2.223cm" svg:x="10.525cm" svg:y="9.572cm">
          <text:p text:style-name="P1">Display Driver Board</text:p>
          <draw:enhanced-geometry svg:viewBox="0 0 21600 21600" draw:type="rectangle" draw:enhanced-path="M 0 0 L 21600 0 21600 21600 0 21600 0 0 Z N"/>
        </draw:custom-shape>
        <draw:connector draw:style-name="gr20" draw:text-style-name="P2" draw:layer="layout" draw:type="curve" svg:x1="9.255cm" svg:y1="10.683cm" svg:x2="10.525cm" svg:y2="10.683cm" draw:start-shape="id3" draw:start-glue-point="1" draw:end-shape="id12" draw:end-glue-point="3" svg:d="M9255 10683h1270" svg:viewBox="0 0 1271 1">
          <text:p/>
        </draw:connector>
        <draw:connector draw:style-name="gr21" draw:text-style-name="P2" draw:layer="layout" draw:type="curve" svg:x1="12.112cm" svg:y1="13.7cm" svg:x2="12.112cm" svg:y2="11.795cm" draw:start-shape="id6" draw:start-glue-point="0" draw:end-shape="id12" draw:end-glue-point="2" svg:d="M12112 13700v-1905" svg:viewBox="0 0 1 1906">
          <text:p text:style-name="P1">HDMI</text:p>
        </draw:connector>
        <draw:custom-shape draw:style-name="gr22" draw:text-style-name="P1" xml:id="id13" draw:id="id13" draw:layer="layout" svg:width="8.572cm" svg:height="4.763cm" svg:x="16.24cm" svg:y="8.302cm">
          <text:p text:style-name="P1">LCD Panel</text:p>
          <draw:enhanced-geometry svg:viewBox="0 0 21600 21600" draw:type="rectangle" draw:enhanced-path="M 0 0 L 21600 0 21600 21600 0 21600 0 0 Z N"/>
        </draw:custom-shape>
        <draw:connector draw:style-name="gr23" draw:text-style-name="P2" draw:layer="layout" draw:type="curve" svg:x1="13.7cm" svg:y1="10.683cm" svg:x2="16.24cm" svg:y2="10.683cm" draw:start-shape="id12" draw:start-glue-point="1" draw:end-shape="id13" draw:end-glue-point="3" svg:d="M13700 10683h2540" svg:viewBox="0 0 2541 1">
          <text:p text:style-name="P1">LVDS/</text:p>
          <text:p text:style-name="P1">Backlight</text:p>
          <text:p text:style-name="P1">power</text:p>
        </draw:connector>
        <draw:custom-shape draw:style-name="gr24" draw:text-style-name="P1" xml:id="id14" draw:id="id14" draw:layer="layout" svg:width="3.175cm" svg:height="1.588cm" svg:x="10.525cm" svg:y="5.445cm">
          <text:p text:style-name="P1">TPA3116D2 Amplifier</text:p>
          <draw:enhanced-geometry svg:viewBox="0 0 21600 21600" draw:type="rectangle" draw:enhanced-path="M 0 0 L 21600 0 21600 21600 0 21600 0 0 Z N"/>
        </draw:custom-shape>
        <draw:connector draw:style-name="gr25" draw:text-style-name="P2" draw:layer="layout" draw:type="curve" svg:x1="9.255cm" svg:y1="6.238cm" svg:x2="10.525cm" svg:y2="6.239cm" draw:start-shape="id5" draw:start-glue-point="1" draw:end-shape="id14" draw:end-glue-point="3" svg:d="M9255 6238c952 0 318 1 1270 1" svg:viewBox="0 0 1271 2">
          <text:p/>
        </draw:connector>
        <draw:connector draw:style-name="gr26" draw:text-style-name="P2" draw:layer="layout" draw:type="curve" svg:x1="12.112cm" svg:y1="9.572cm" svg:x2="12.112cm" svg:y2="7.033cm" draw:start-shape="id12" draw:start-glue-point="0" draw:end-shape="id14" draw:end-glue-point="2" svg:d="M12112 9572v-2539" svg:viewBox="0 0 1 2540">
          <text:p text:style-name="P1">Audio</text:p>
          <text:p text:style-name="P1">(via AUX cable)</text:p>
        </draw:connector>
        <draw:custom-shape draw:style-name="gr27" draw:text-style-name="P1" xml:id="id15" draw:id="id15" draw:layer="layout" svg:width="3.175cm" svg:height="1.587cm" svg:x="8.302cm" svg:y="2.27cm">
          <text:p text:style-name="P1">Spea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16" draw:id="id16" draw:layer="layout" svg:width="3.175cm" svg:height="1.587cm" svg:x="12.43cm" svg:y="2.27cm">
          <text:p text:style-name="P1">Spea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draw:type="curve" svg:x1="12.112cm" svg:y1="5.445cm" svg:x2="9.89cm" svg:y2="3.857cm" draw:start-shape="id14" draw:start-glue-point="0" draw:end-shape="id15" draw:end-glue-point="8" svg:d="M12112 5445c0-1191-2222-397-2222-1588" svg:viewBox="0 0 2223 1589">
          <text:p/>
        </draw:connector>
        <draw:connector draw:style-name="gr29" draw:text-style-name="P2" draw:layer="layout" draw:type="curve" svg:x1="12.112cm" svg:y1="5.445cm" svg:x2="14.018cm" svg:y2="3.857cm" draw:start-shape="id14" draw:start-glue-point="0" draw:end-shape="id16" draw:end-glue-point="8" svg:d="M12112 5445c0-1191 1906-397 1906-1588" svg:viewBox="0 0 1907 158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3" draw:display-name="Arrowheads 3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6:31:14.712724437</meta:creation-date>
    <dc:date>2024-07-22T17:02:23.945300687</dc:date>
    <meta:editing-duration>PT10S</meta:editing-duration>
    <meta:editing-cycles>1</meta:editing-cycles>
    <meta:document-statistic meta:object-count="33"/>
    <meta:generator>LibreOffice/24.2.5.2$Linux_X86_64 LibreOffice_project/420$Build-2</meta:generator>
  </office:meta>
</office:document-meta>
</file>